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stroke="dash" draw:stroke-dash="_32__20_Dots_20_1_20_Dash" svg:stroke-color="#111111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_32__20_Dots_20_1_20_Dash" svg:stroke-color="#111111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solid" draw:stroke-dash="_32__20_Dots_20_1_20_Dash" svg:stroke-color="#111111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svg:stroke-color="#111111" draw:fill="none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solid" draw:stroke-dash="Ultrafine_20_2_20_Dots_20_3_20_Dashes"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draw:stroke="dash" draw:stroke-dash="Ultrafine_20_2_20_Dots_20_3_20_Dashes"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draw:stroke="dash" draw:stroke-dash="Ultrafine_20_2_20_Dots_20_3_20_Dashes" svg:stroke-color="#000000" draw:fill="none" draw:fill-color="#ffffff" draw:textarea-horizontal-align="left" draw:auto-grow-height="true" draw:auto-grow-width="true" fo:min-height="1.55cm" fo:min-width="4.2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931cm" svg:height="3.501cm" svg:x="5.07cm" svg:y="6.842cm">
          <text:p text:style-name="P1">Wavelet</text:p>
          <text:p text:style-name="P1">Transfor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xml:id="id1" draw:id="id1" draw:layer="layout" svg:width="2.225cm" svg:height="0.962cm" svg:x="1.715cm" svg:y="8.104cm">
          <draw:text-box>
            <text:p>image</text:p>
          </draw:text-box>
        </draw:frame>
        <draw:connector draw:style-name="gr3" draw:text-style-name="P1" draw:layer="layout" draw:type="lines" svg:x1="3.94cm" svg:y1="8.585cm" svg:x2="5.07cm" svg:y2="8.592cm" draw:start-shape="id1" draw:start-glue-point="1" draw:end-shape="id2" svg:d="M3940 8585h500l128 7h502" svg:viewBox="0 0 1131 8">
          <text:p/>
        </draw:connector>
        <draw:frame draw:style-name="gr2" draw:layer="layout" svg:width="2.225cm" svg:height="0.962cm" svg:x="1.716cm" svg:y="8.104cm">
          <draw:text-box>
            <text:p>image</text:p>
          </draw:text-box>
        </draw:frame>
        <draw:frame draw:style-name="gr2" draw:layer="layout" svg:width="2.225cm" svg:height="0.962cm" svg:x="1.716cm" svg:y="8.104cm">
          <draw:text-box>
            <text:p>image</text:p>
          </draw:text-box>
        </draw:frame>
        <draw:custom-shape draw:style-name="gr1" draw:text-style-name="P1" xml:id="id8" draw:id="id8" draw:layer="layout" svg:width="3.302cm" svg:height="2.794cm" svg:x="12.006cm" svg:y="14.651cm">
          <text:p text:style-name="P1">Sparse</text:p>
          <text:p text:style-name="P1">K-SV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3.302cm" svg:height="2.794cm" svg:x="17.797cm" svg:y="10.071cm">
          <text:p text:style-name="P1">GOM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4" draw:id="id4" draw:layer="layout" draw:type="line" svg:x1="9.001cm" svg:y1="8.592cm" svg:x2="10.336cm" svg:y2="8.572cm" draw:start-shape="id2" draw:start-glue-point="1" svg:d="M9001 8592l1335-20" svg:viewBox="0 0 1336 21">
          <text:p/>
        </draw:connector>
        <draw:connector draw:style-name="gr5" draw:text-style-name="P1" draw:layer="layout" draw:line-skew="-2.672cm" svg:x1="11.924cm" svg:y1="8.59cm" svg:x2="17.764cm" svg:y2="5.853cm" draw:end-shape="id3" draw:end-glue-point="3" svg:d="M11924 8590h-2v-2737h5842" svg:viewBox="0 0 5843 2738">
          <text:p text:style-name="P1">Approx</text:p>
        </draw:connector>
        <draw:connector draw:style-name="gr6" draw:text-style-name="P1" xml:id="id5" draw:id="id5" draw:layer="layout" draw:line-skew="-0.34cm" svg:x1="10.336cm" svg:y1="8.572cm" svg:x2="13.687cm" svg:y2="11.466cm" draw:start-shape="id4" draw:start-glue-point="3" svg:d="M10336 8572h1586v2894h1765" svg:viewBox="0 0 3352 2895">
          <text:p text:style-name="P1">Coeff</text:p>
        </draw:connector>
        <draw:connector draw:style-name="gr3" draw:text-style-name="P1" draw:layer="layout" draw:type="lines" svg:x1="13.687cm" svg:y1="11.466cm" svg:x2="17.797cm" svg:y2="11.468cm" draw:start-shape="id5" draw:start-glue-point="3" draw:end-shape="id6" draw:end-glue-point="3" svg:d="M13687 11466h501l3108 2h501" svg:viewBox="0 0 4111 3">
          <text:p/>
        </draw:connector>
        <draw:connector draw:style-name="gr7" draw:text-style-name="P1" draw:layer="layout" svg:x1="21.099cm" svg:y1="11.468cm" svg:x2="24.03cm" svg:y2="11.468cm" draw:start-shape="id6" draw:start-glue-point="1" draw:end-shape="id7" draw:end-glue-point="3" svg:d="M21099 11468h2931" svg:viewBox="0 0 2932 1">
          <text:p text:style-name="P1">G</text:p>
        </draw:connector>
        <draw:connector draw:style-name="gr8" draw:text-style-name="P1" draw:layer="layout" draw:type="line" svg:x1="13.687cm" svg:y1="11.466cm" svg:x2="13.657cm" svg:y2="14.651cm" draw:start-shape="id5" draw:start-glue-point="3" draw:end-shape="id8" draw:end-glue-point="0" svg:d="M13687 11466l-30 3185" svg:viewBox="0 0 31 3186">
          <text:p/>
        </draw:connector>
        <draw:connector draw:style-name="gr7" draw:text-style-name="P1" draw:layer="layout" svg:x1="15.308cm" svg:y1="16.048cm" svg:x2="25.681cm" svg:y2="12.865cm" draw:start-shape="id8" draw:start-glue-point="1" draw:end-shape="id7" draw:end-glue-point="2" svg:d="M15308 16048h10373v-3183" svg:viewBox="0 0 10374 3184">
          <text:p text:style-name="P1">Trained A's</text:p>
        </draw:connector>
        <draw:connector draw:style-name="gr8" draw:text-style-name="P1" draw:layer="layout" svg:x1="15.308cm" svg:y1="16.048cm" svg:x2="19.448cm" svg:y2="12.865cm" draw:start-shape="id8" draw:start-glue-point="1" draw:end-shape="id6" draw:end-glue-point="2" svg:d="M15308 16048h4140v-3183" svg:viewBox="0 0 4141 3184">
          <text:p/>
        </draw:connector>
        <draw:custom-shape draw:style-name="gr9" draw:text-style-name="P1" draw:layer="layout" svg:width="0.762cm" svg:height="0.762cm" svg:x="15.678cm" svg:y="15.60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572cm" svg:height="3.937cm" svg:x="17.383cm" svg:y="19.923cm">
          <text:p text:style-name="P1">Normalize</text:p>
          <text:p text:style-name="P1">Dictionaries</text:p>
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" draw:text-style-name="P1" xml:id="id7" draw:id="id7" draw:layer="layout" svg:width="3.302cm" svg:height="2.794cm" svg:x="24.03cm" svg:y="10.071cm">
            <text:p text:style-name="P1">Q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762cm" svg:height="0.762cm" svg:x="26.351cm" svg:y="11.9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1" draw:layer="layout" svg:width="4.572cm" svg:height="3.937cm" svg:x="28.129cm" svg:y="16.113cm">
          <text:p text:style-name="P1">Sign</text:p>
          <text:p text:style-name="P1">Separation</text:p>
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9" draw:id="id9" draw:layer="layout" svg:width="3.302cm" svg:height="2.794cm" svg:x="30.288cm" svg:y="10.071cm">
          <text:p text:style-name="P1">Optimize</text:p>
          <text:p text:style-name="P1">locations</text:p>
          <text:p text:style-name="P1">entrop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27.332cm" svg:y1="11.468cm" svg:x2="30.288cm" svg:y2="11.468cm" draw:start-shape="id7" draw:start-glue-point="1" draw:end-shape="id9" svg:d="M27332 11468h2956" svg:viewBox="0 0 2957 1">
          <text:p text:style-name="P1">G,A</text:p>
        </draw:connector>
        <draw:custom-shape draw:style-name="gr1" draw:text-style-name="P1" xml:id="id10" draw:id="id10" draw:layer="layout" svg:width="3.302cm" svg:height="2.794cm" svg:x="36.422cm" svg:y="10.071cm">
          <text:p text:style-name="P1">CC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33.59cm" svg:y1="11.468cm" svg:x2="36.422cm" svg:y2="11.468cm" draw:start-shape="id9" draw:start-glue-point="1" draw:end-shape="id10" draw:end-glue-point="3" svg:d="M33590 11468h2832" svg:viewBox="0 0 2833 1">
          <text:p text:style-name="P1">G,A</text:p>
        </draw:connector>
        <draw:custom-shape draw:style-name="gr1" draw:text-style-name="P1" xml:id="id12" draw:id="id12" draw:layer="layout" svg:width="3.302cm" svg:height="2.794cm" svg:x="40.694cm" svg:y="14.716cm">
          <text:p text:style-name="P1">Diff</text:p>
          <text:p text:style-name="P1">CC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39.724cm" svg:y1="11.468cm" svg:x2="44.631cm" svg:y2="11.468cm" draw:start-shape="id10" draw:start-glue-point="1" draw:end-shape="id11" draw:end-glue-point="3" svg:d="M39724 11468h4907" svg:viewBox="0 0 4908 1">
          <text:p text:style-name="P1">G,A</text:p>
          <text:p text:style-name="P1">(vals,signs,max)</text:p>
        </draw:connector>
        <draw:connector draw:style-name="gr7" draw:text-style-name="P1" draw:layer="layout" svg:x1="38.073cm" svg:y1="12.865cm" svg:x2="40.694cm" svg:y2="16.113cm" draw:start-shape="id10" draw:start-glue-point="2" draw:end-shape="id12" draw:end-glue-point="3" svg:d="M38073 12865v3248h2621" svg:viewBox="0 0 2622 3249">
          <text:p text:style-name="P1">G,A</text:p>
          <text:p text:style-name="P1">(row,col)</text:p>
        </draw:connector>
        <draw:connector draw:style-name="gr8" draw:text-style-name="P1" draw:layer="layout" svg:x1="43.996cm" svg:y1="16.113cm" svg:x2="46.282cm" svg:y2="12.865cm" draw:start-shape="id12" draw:start-glue-point="1" draw:end-shape="id11" draw:end-glue-point="2" svg:d="M43996 16113h2286v-3248" svg:viewBox="0 0 2287 3249">
          <text:p/>
        </draw:connector>
        <draw:custom-shape draw:style-name="gr11" draw:text-style-name="P1" xml:id="id13" draw:id="id13" draw:layer="layout" svg:width="3.302cm" svg:height="2.794cm" svg:x="49.062cm" svg:y="7.261cm">
          <text:p text:style-name="P1">File</text:p>
          <text:p text:style-name="P1">wri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47.933cm" svg:y1="11.468cm" svg:x2="50.713cm" svg:y2="10.055cm" draw:start-shape="id11" draw:start-glue-point="1" draw:end-shape="id13" draw:end-glue-point="2" svg:d="M47933 11468h2780v-1413" svg:viewBox="0 0 2781 1414">
          <text:p/>
        </draw:connector>
        <draw:connector draw:style-name="gr8" draw:text-style-name="P1" draw:layer="layout" draw:type="line" svg:x1="52.364cm" svg:y1="8.658cm" svg:x2="54.788cm" svg:y2="8.64cm" draw:start-shape="id13" draw:start-glue-point="1" draw:end-shape="id14" draw:end-glue-point="3" svg:d="M52364 8658l2424-18" svg:viewBox="0 0 2425 19">
          <text:p/>
        </draw:connector>
        <draw:frame draw:style-name="gr2" xml:id="id14" draw:id="id14" draw:layer="layout" svg:width="4.092cm" svg:height="1.673cm" svg:x="54.788cm" svg:y="7.804cm">
          <draw:text-box>
            <text:p>Compressed</text:p>
            <text:p>file</text:p>
          </draw:text-box>
        </draw:frame>
        <draw:custom-shape draw:style-name="gr12" draw:text-style-name="P1" draw:layer="layout" svg:width="0.762cm" svg:height="0.762cm" svg:x="9.509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" draw:text-style-name="P1" xml:id="id11" draw:id="id11" draw:layer="layout" svg:width="3.302cm" svg:height="2.794cm" svg:x="44.631cm" svg:y="10.071cm">
            <text:p text:style-name="P1">Entropy</text:p>
            <text:p text:style-name="P1">Encoding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762cm" svg:height="0.762cm" svg:x="47.052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5" draw:text-style-name="P1" draw:layer="layout" svg:width="4.572cm" svg:height="3.937cm" svg:x="49.006cm" svg:y="16.24cm">
          <text:p text:style-name="P1">Probabilities</text:p>
          <text:p text:style-name="P1">Quantization</text:p>
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3" draw:id="id3" draw:layer="layout" svg:width="3.302cm" svg:height="2.794cm" svg:x="17.764cm" svg:y="4.456cm">
          <text:p text:style-name="P1">Q</text:p>
          <text:p text:style-name="P1">(float point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21.066cm" svg:y1="5.853cm" svg:x2="50.713cm" svg:y2="7.261cm" draw:start-shape="id3" draw:start-glue-point="1" draw:end-shape="id13" draw:end-glue-point="0" svg:d="M21066 5853h29647v1408" svg:viewBox="0 0 29648 1409">
          <text:p/>
        </draw:connector>
        <draw:custom-shape draw:style-name="gr16" draw:text-style-name="P1" draw:layer="layout" svg:width="4.572cm" svg:height="3.937cm" svg:x="5.699cm" svg:y="18.399cm">
          <text:p text:style-name="P1">Re-calc</text:p>
          <text:p text:style-name="P1">Target MSE</text:p>
          <text:p text:style-name="P1">(Approx sep)</text:p>
          <draw:enhanced-geometry svg:viewBox="0 0 21600 21600" draw:text-areas="800 800 20800 20800" draw:type="round-rectangular-callout" draw:modifiers="20173.5403455062 -52749.41594718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layer="layout" svg:width="4.765cm" svg:height="1.8cm" svg:x="2.331cm" svg:y="2.375cm">
          <draw:text-box>
            <text:p>G: GAMMAs</text:p>
            <text:p>A : Dictionari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textarea-vertical-align="bottom" draw:fit-to-contour="false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23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4T17:36:49.349158491</meta:creation-date>
    <dc:date>2014-07-10T19:55:20.246543258</dc:date>
    <meta:editing-duration>PT11H47M54S</meta:editing-duration>
    <meta:editing-cycles>23</meta:editing-cycles>
    <meta:generator>LibreOffice/4.2.4.2$Linux_X86_64 LibreOffice_project/420m0$Build-2</meta:generator>
    <meta:document-statistic meta:object-count="42"/>
  </office:meta>
</office:document-meta>
</file>